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min-height="18.65cm" fo:min-width="27.1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min-height="0.65cm" fo:min-width="27.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min-height="7.65cm" fo:min-width="3.6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min-height="0.43cm" fo:min-width="3.65cm" fo:padding-top="0.175cm" fo:padding-bottom="0.175cm" fo:padding-left="0.3cm" fo:padding-right="0.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  <style:text-properties fo:font-size="18pt" fo:text-shadow="none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8pt" fo:text-shadow="none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2pt" fo:text-shadow="none" fo:font-weight="bold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fo:text-shadow="none" fo:font-weight="bold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T1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7.7cm" svg:height="19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7.7cm" svg:height="0.962cm" svg:x="1cm" svg:y="1cm">
            <draw:text-box>
              <text:p text:style-name="P2"><text:span text:style-name="T1">Mutation_ali</text:span><text:span text:style-name="T1">en</text:span></text:p>
            </draw:text-box>
          </draw:frame>
          <draw:custom-shape draw:style-name="gr3" draw:text-style-name="P1" draw:layer="layout" svg:width="27.7cm" svg:height="1cm" svg:x="1cm" svg:y="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" draw:text-style-name="P1" draw:layer="layout" svg:width="4.25cm" svg:height="8cm" svg:x="23.25cm" svg:y="2.6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4.25cm" svg:height="0.78cm" svg:x="23.25cm" svg:y="2.65cm">
              <draw:text-box>
                <text:p text:style-name="P4"><text:span text:style-name="T2">Alien</text:span></text:p>
              </draw:text-box>
            </draw:frame>
            <draw:custom-shape draw:style-name="gr6" draw:text-style-name="P1" draw:layer="layout" svg:width="4.25cm" svg:height="0.78cm" svg:x="23.25cm" svg:y="2.6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7" xml:id="id1" draw:id="id1" draw:layer="layout" svg:width="4.25cm" svg:height="0.75cm" svg:x="23.25cm" svg:y="3.4cm">
              <draw:text-box>
                <text:p text:style-name="P6"><text:span text:style-name="T3">- fitness : double</text:span></text:p>
              </draw:text-box>
            </draw:frame>
            <draw:connector draw:style-name="gr7" draw:text-style-name="P8" draw:layer="layout" draw:type="line" svg:x1="25.375cm" svg:y1="3.4cm" svg:x2="25.375cm" svg:y2="3.4cm" draw:start-shape="id1" draw:end-shape="id1" svg:d="M25375 3400z" svg:viewBox="0 0 1 1">
              <text:p/>
            </draw:connector>
            <draw:connector draw:style-name="gr8" draw:text-style-name="P8" draw:layer="layout" draw:type="line" svg:x1="27.5cm" svg:y1="4.15cm" svg:x2="23.23cm" svg:y2="4.15cm" svg:d="M27500 4150h-4270" svg:viewBox="0 0 4271 1">
              <text:p/>
            </draw:connector>
          </draw:g>
          <draw:g>
            <draw:g>
              <draw:custom-shape draw:style-name="gr4" draw:text-style-name="P1" draw:layer="layout" svg:width="4.25cm" svg:height="8cm" svg:x="17.45cm" svg:y="2.75cm">
                <text:p/>
                <draw:enhanced-geometry svg:viewBox="0 0 21600 21600" draw:type="rectangle" draw:enhanced-path="M 0 0 L 21600 0 21600 21600 0 21600 0 0 Z N"/>
              </draw:custom-shape>
              <draw:frame draw:style-name="gr5" draw:text-style-name="P5" draw:layer="layout" svg:width="4.25cm" svg:height="0.78cm" svg:x="17.45cm" svg:y="2.75cm">
                <draw:text-box>
                  <text:p text:style-name="P4"><text:span text:style-name="T2">Schtroumpf</text:span></text:p>
                </draw:text-box>
              </draw:frame>
              <draw:custom-shape draw:style-name="gr6" draw:text-style-name="P1" draw:layer="layout" svg:width="4.25cm" svg:height="0.78cm" svg:x="17.45cm" svg:y="2.75cm">
                <text:p/>
                <draw:enhanced-geometry svg:viewBox="0 0 21600 21600" draw:type="rectangle" draw:enhanced-path="M 0 0 L 21600 0 21600 21600 0 21600 0 0 Z N"/>
              </draw:custom-shape>
              <draw:connector draw:style-name="gr7" draw:text-style-name="P8" draw:layer="layout" draw:type="line" svg:x1="19.575cm" svg:y1="3.5cm" svg:x2="19.575cm" svg:y2="3.5cm" svg:d="M19575 3500z" svg:viewBox="0 0 1 1">
                <text:p/>
              </draw:connector>
              <draw:connector draw:style-name="gr8" draw:text-style-name="P8" draw:layer="layout" draw:type="line" svg:x1="21.7cm" svg:y1="4.25cm" svg:x2="17.43cm" svg:y2="4.25cm" svg:d="M21700 4250h-4270" svg:viewBox="0 0 4271 1">
                <text:p/>
              </draw:connector>
            </draw:g>
            <draw:frame draw:style-name="gr2" draw:text-style-name="P10" draw:layer="layout" svg:width="4.25cm" svg:height="0.75cm" svg:x="17.45cm" svg:y="3.5cm">
              <draw:text-box>
                <text:p text:style-name="P9"><text:span text:style-name="T3">- fitness : double</text:span></text:p>
              </draw:text-box>
            </draw:frame>
          </draw:g>
          <draw:g>
            <draw:g>
              <draw:custom-shape draw:style-name="gr4" draw:text-style-name="P1" draw:layer="layout" svg:width="4.25cm" svg:height="8cm" svg:x="11.5cm" svg:y="2.75cm">
                <text:p/>
                <draw:enhanced-geometry svg:viewBox="0 0 21600 21600" draw:type="rectangle" draw:enhanced-path="M 0 0 L 21600 0 21600 21600 0 21600 0 0 Z N"/>
              </draw:custom-shape>
              <draw:frame draw:style-name="gr5" draw:text-style-name="P5" draw:layer="layout" svg:width="4.25cm" svg:height="0.78cm" svg:x="11.5cm" svg:y="2.75cm">
                <draw:text-box>
                  <text:p text:style-name="P4"><text:span text:style-name="T2">Tentaclessize</text:span></text:p>
                </draw:text-box>
              </draw:frame>
              <draw:custom-shape draw:style-name="gr6" draw:text-style-name="P1" draw:layer="layout" svg:width="4.25cm" svg:height="0.78cm" svg:x="11.5cm" svg:y="2.75cm">
                <text:p/>
                <draw:enhanced-geometry svg:viewBox="0 0 21600 21600" draw:type="rectangle" draw:enhanced-path="M 0 0 L 21600 0 21600 21600 0 21600 0 0 Z N"/>
              </draw:custom-shape>
              <draw:connector draw:style-name="gr7" draw:text-style-name="P8" draw:layer="layout" draw:type="line" svg:x1="13.625cm" svg:y1="3.5cm" svg:x2="13.625cm" svg:y2="3.5cm" svg:d="M13625 3500z" svg:viewBox="0 0 1 1">
                <text:p/>
              </draw:connector>
              <draw:connector draw:style-name="gr8" draw:text-style-name="P8" draw:layer="layout" draw:type="line" svg:x1="15.75cm" svg:y1="4.25cm" svg:x2="11.48cm" svg:y2="4.25cm" svg:d="M15750 4250h-4270" svg:viewBox="0 0 4271 1">
                <text:p/>
              </draw:connector>
            </draw:g>
            <draw:frame draw:style-name="gr9" draw:text-style-name="P10" draw:layer="layout" svg:width="3.25cm" svg:height="0.645cm" svg:x="11.5cm" svg:y="3.605cm">
              <draw:text-box>
                <text:p text:style-name="P9"><text:span text:style-name="T3">- fitness : double</text:span></text:p>
              </draw:text-box>
            </draw:frame>
          </draw:g>
          <draw:g>
            <draw:g>
              <draw:custom-shape draw:style-name="gr4" draw:text-style-name="P1" draw:layer="layout" svg:width="4.25cm" svg:height="8cm" svg:x="6.25cm" svg:y="2.75cm">
                <text:p/>
                <draw:enhanced-geometry svg:viewBox="0 0 21600 21600" draw:type="rectangle" draw:enhanced-path="M 0 0 L 21600 0 21600 21600 0 21600 0 0 Z N"/>
              </draw:custom-shape>
              <draw:frame draw:style-name="gr5" draw:text-style-name="P5" draw:layer="layout" svg:width="4.25cm" svg:height="0.78cm" svg:x="6.25cm" svg:y="2.75cm">
                <draw:text-box>
                  <text:p text:style-name="P4"><text:span text:style-name="T2">Alien_gene</text:span></text:p>
                </draw:text-box>
              </draw:frame>
              <draw:custom-shape draw:style-name="gr6" draw:text-style-name="P1" draw:layer="layout" svg:width="4.25cm" svg:height="0.78cm" svg:x="6.25cm" svg:y="2.75cm">
                <text:p/>
                <draw:enhanced-geometry svg:viewBox="0 0 21600 21600" draw:type="rectangle" draw:enhanced-path="M 0 0 L 21600 0 21600 21600 0 21600 0 0 Z N"/>
              </draw:custom-shape>
              <draw:connector draw:style-name="gr7" draw:text-style-name="P8" draw:layer="layout" draw:type="line" svg:x1="8.375cm" svg:y1="3.5cm" svg:x2="8.375cm" svg:y2="3.5cm" svg:d="M8375 3500z" svg:viewBox="0 0 1 1">
                <text:p/>
              </draw:connector>
              <draw:connector draw:style-name="gr8" draw:text-style-name="P8" draw:layer="layout" draw:type="line" svg:x1="10.5cm" svg:y1="4.25cm" svg:x2="6.23cm" svg:y2="4.25cm" svg:d="M10500 4250h-4270" svg:viewBox="0 0 4271 1">
                <text:p/>
              </draw:connector>
            </draw:g>
            <draw:frame draw:style-name="gr9" draw:text-style-name="P10" draw:layer="layout" svg:width="3.25cm" svg:height="0.645cm" svg:x="6.25cm" svg:y="3.605cm">
              <draw:text-box>
                <text:p text:style-name="P9"><text:span text:style-name="T3">- fitness : double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15T15:21:48.124749139</meta:creation-date>
    <dc:date>2020-10-15T15:55:07.738896653</dc:date>
    <meta:editing-duration>PT2M29S</meta:editing-duration>
    <meta:editing-cycles>1</meta:editing-cycles>
    <meta:document-statistic meta:object-count="36"/>
    <meta:generator>LibreOffice/7.0.2.2$Linux_X86_64 LibreOffice_project/0b4360524e0359c479b908cb9f8f3765ab0cc7ad</meta:generator>
  </office:meta>
</office:document-meta>
</file>